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11ecf7" officeooo:paragraph-rsid="0011ecf7" style:font-size-asian="24.5pt" style:font-size-complex="28pt"/>
    </style:style>
    <style:style style:name="P2" style:family="paragraph" style:parent-style-name="Standard">
      <style:text-properties fo:font-size="24pt" officeooo:rsid="0011ecf7" officeooo:paragraph-rsid="0011ecf7" style:font-size-asian="21pt" style:font-size-complex="24pt"/>
    </style:style>
    <style:style style:name="P3" style:family="paragraph" style:parent-style-name="Standard">
      <style:text-properties fo:font-size="24pt" officeooo:rsid="0011ecf7" officeooo:paragraph-rsid="0019c788" style:font-size-asian="21pt" style:font-size-complex="24pt"/>
    </style:style>
    <style:style style:name="P4" style:family="paragraph" style:parent-style-name="Standard">
      <style:text-properties fo:font-size="24pt" officeooo:rsid="0018325d" officeooo:paragraph-rsid="0018325d" style:font-size-asian="21pt" style:font-size-complex="24pt"/>
    </style:style>
    <style:style style:name="P5" style:family="paragraph" style:parent-style-name="Standard">
      <style:text-properties fo:font-size="24pt" officeooo:rsid="0019c788" officeooo:paragraph-rsid="0019c788" style:font-size-asian="21pt" style:font-size-complex="24pt"/>
    </style:style>
    <style:style style:name="P6" style:family="paragraph" style:parent-style-name="Standard">
      <style:text-properties fo:font-size="20pt" officeooo:rsid="0018325d" officeooo:paragraph-rsid="0018325d" style:font-size-asian="20pt" style:font-size-complex="20pt"/>
    </style:style>
    <style:style style:name="P7" style:family="paragraph" style:parent-style-name="Standard">
      <style:text-properties fo:font-size="20pt" officeooo:rsid="0019c788" officeooo:paragraph-rsid="0019c788" style:font-size-asian="17.5pt" style:font-size-complex="20pt"/>
    </style:style>
    <style:style style:name="P8" style:family="paragraph" style:parent-style-name="Standard">
      <style:text-properties fo:font-size="20pt" officeooo:rsid="001ceb26" officeooo:paragraph-rsid="001ceb26" style:font-size-asian="17.5pt" style:font-size-complex="20pt"/>
    </style:style>
    <style:style style:name="P9" style:family="paragraph" style:parent-style-name="Standard">
      <style:text-properties fo:font-size="18pt" officeooo:rsid="0018325d" officeooo:paragraph-rsid="0018325d" style:font-size-asian="15.75pt" style:font-size-complex="18pt"/>
    </style:style>
    <style:style style:name="P10" style:family="paragraph" style:parent-style-name="Standard">
      <style:text-properties fo:font-size="40pt" officeooo:rsid="0011ecf7" officeooo:paragraph-rsid="0011ecf7" style:font-size-asian="40pt" style:font-size-complex="40pt"/>
    </style:style>
    <style:style style:name="P11" style:family="paragraph" style:parent-style-name="Standard">
      <style:text-properties fo:font-size="16pt" officeooo:rsid="00166bb1" officeooo:paragraph-rsid="0011ecf7" style:font-size-asian="16pt" style:font-size-complex="16pt"/>
    </style:style>
    <style:style style:name="P12" style:family="paragraph" style:parent-style-name="Standard">
      <style:text-properties fo:font-size="16pt" officeooo:rsid="0018325d" officeooo:paragraph-rsid="0018325d" style:font-size-asian="16pt" style:font-size-complex="16pt"/>
    </style:style>
    <style:style style:name="P13" style:family="paragraph" style:parent-style-name="Standard">
      <style:text-properties fo:font-size="16pt" officeooo:rsid="0019c788" officeooo:paragraph-rsid="0019c788" style:font-size-asian="16pt" style:font-size-complex="16pt"/>
    </style:style>
    <style:style style:name="P14" style:family="paragraph" style:parent-style-name="Standard">
      <style:text-properties fo:font-size="16pt" officeooo:rsid="001b4217" officeooo:paragraph-rsid="0019c788" style:font-size-asian="16pt" style:font-size-complex="16pt"/>
    </style:style>
    <style:style style:name="P15" style:family="paragraph" style:parent-style-name="Standard">
      <style:text-properties fo:font-size="26pt" officeooo:rsid="001dacf3" officeooo:paragraph-rsid="0011ecf7" style:font-size-asian="22.75pt" style:font-size-complex="26pt"/>
    </style:style>
    <style:style style:name="P16" style:family="paragraph" style:parent-style-name="Standard">
      <style:text-properties fo:font-size="16pt" officeooo:rsid="0019c788" officeooo:paragraph-rsid="0019c788" style:font-size-asian="16pt" style:font-size-complex="16pt"/>
    </style:style>
    <style:style style:name="P17" style:family="paragraph" style:parent-style-name="Standard">
      <style:text-properties fo:font-size="16pt" officeooo:rsid="001f213a" officeooo:paragraph-rsid="00209eec" style:font-size-asian="14pt" style:font-size-complex="16pt"/>
    </style:style>
    <style:style style:name="P18" style:family="paragraph" style:parent-style-name="Standard">
      <style:text-properties fo:font-size="24pt" officeooo:rsid="0011ecf7" officeooo:paragraph-rsid="0011ecf7" style:font-size-asian="21pt" style:font-size-complex="24pt"/>
    </style:style>
    <style:style style:name="P19" style:family="paragraph" style:parent-style-name="Standard">
      <style:text-properties fo:font-size="20pt" officeooo:rsid="001f213a" officeooo:paragraph-rsid="001f213a" style:font-size-asian="20pt" style:font-size-complex="20pt"/>
    </style:style>
    <style:style style:name="P20" style:family="paragraph" style:parent-style-name="Standard">
      <style:text-properties fo:font-size="20pt" officeooo:rsid="001ceb26" officeooo:paragraph-rsid="001ceb26" style:font-size-asian="17.5pt" style:font-size-complex="20pt"/>
    </style:style>
    <style:style style:name="T1" style:family="text">
      <style:text-properties fo:font-size="40pt" style:font-size-asian="40pt" style:font-size-complex="40pt"/>
    </style:style>
    <style:style style:name="T2" style:family="text">
      <style:text-properties fo:font-size="26pt" style:font-size-asian="22.75pt" style:font-size-complex="26pt"/>
    </style:style>
    <style:style style:name="T3" style:family="text">
      <style:text-properties fo:font-size="26pt" officeooo:rsid="001dacf3" style:font-size-asian="22.75pt" style:font-size-complex="26pt"/>
    </style:style>
    <style:style style:name="T4" style:family="text">
      <style:text-properties fo:font-size="16pt" style:font-size-asian="14pt" style:font-size-complex="16pt"/>
    </style:style>
    <style:style style:name="T5" style:family="text">
      <style:text-properties fo:font-size="16pt" officeooo:rsid="00139d2d" style:font-size-asian="14pt" style:font-size-complex="16pt"/>
    </style:style>
    <style:style style:name="T6" style:family="text">
      <style:text-properties fo:font-size="16pt" officeooo:rsid="001dacf3" style:font-size-asian="14pt" style:font-size-complex="16pt"/>
    </style:style>
    <style:style style:name="T7" style:family="text">
      <style:text-properties fo:font-size="16pt" officeooo:rsid="0021ed27" style:font-size-asian="14pt" style:font-size-complex="16pt"/>
    </style:style>
    <style:style style:name="T8" style:family="text">
      <style:text-properties fo:font-size="16pt" style:font-size-asian="16pt" style:font-size-complex="16pt"/>
    </style:style>
    <style:style style:name="T9" style:family="text">
      <style:text-properties fo:font-size="16pt" officeooo:rsid="00139d2d" style:font-size-asian="16pt" style:font-size-complex="16pt"/>
    </style:style>
    <style:style style:name="T10" style:family="text">
      <style:text-properties fo:font-size="16pt" officeooo:rsid="00159c0d" style:font-size-asian="16pt" style:font-size-complex="16pt"/>
    </style:style>
    <style:style style:name="T11" style:family="text">
      <style:text-properties fo:font-size="16pt" officeooo:rsid="00166bb1" style:font-size-asian="16pt" style:font-size-complex="16pt"/>
    </style:style>
    <style:style style:name="T12" style:family="text">
      <style:text-properties fo:font-size="16pt" officeooo:rsid="0018325d" style:font-size-asian="16pt" style:font-size-complex="16pt"/>
    </style:style>
    <style:style style:name="T13" style:family="text">
      <style:text-properties fo:font-size="16pt" officeooo:rsid="0019c788" style:font-size-asian="16pt" style:font-size-complex="16pt"/>
    </style:style>
    <style:style style:name="T14" style:family="text">
      <style:text-properties fo:font-size="16pt" officeooo:rsid="001b4217" style:font-size-asian="16pt" style:font-size-complex="16pt"/>
    </style:style>
    <style:style style:name="T15" style:family="text">
      <style:text-properties fo:font-size="16pt" officeooo:rsid="001dacf3" style:font-size-asian="16pt" style:font-size-complex="16pt"/>
    </style:style>
    <style:style style:name="T16" style:family="text">
      <style:text-properties fo:font-size="18pt" style:font-size-asian="15.75pt" style:font-size-complex="18pt"/>
    </style:style>
    <style:style style:name="T17" style:family="text">
      <style:text-properties fo:font-size="18pt" officeooo:rsid="00139d2d" style:font-size-asian="15.75pt" style:font-size-complex="18pt"/>
    </style:style>
    <style:style style:name="T18" style:family="text">
      <style:text-properties fo:font-size="18pt" officeooo:rsid="001dacf3" style:font-size-asian="15.75pt" style:font-size-complex="18pt"/>
    </style:style>
    <style:style style:name="T19" style:family="text">
      <style:text-properties fo:font-size="18pt" style:font-size-asian="18pt" style:font-size-complex="18pt"/>
    </style:style>
    <style:style style:name="T20" style:family="text">
      <style:text-properties officeooo:rsid="001dacf3"/>
    </style:style>
    <style:style style:name="T21" style:family="text">
      <style:text-properties officeooo:rsid="0018325d"/>
    </style:style>
    <style:style style:name="T22" style:family="text">
      <style:text-properties officeooo:rsid="00209e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8"/><text:span text:style-name="T1"><text:s/></text:span></text:p>
      <text:p text:style-name="P1"><text:span text:style-name="T1"/></text:p>
      <text:p text:style-name="P1"><text:span text:style-name="T1"/></text:p>
      <text:p text:style-name="P10"><text:tab/><text:tab/><text:tab/><text:tab/><text:span text:style-name="T20">MovieTalks</text:span></text:p>
      <text:p text:style-name="P10"><text:tab/><text:tab/><text:tab/><text:tab/></text:p>
      <text:p text:style-name="P1"><text:span text:style-name="T1"><text:tab/><text:tab/><text:tab/><text:tab/></text:span><text:span text:style-name="T2">M </text:span><text:span text:style-name="T3">Dilip Kumar Reddy</text:span></text:p>
      <text:p text:style-name="P15"><text:tab/><text:tab/><text:tab/><text:tab/>24/11/2024</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oft-page-break/></text:p>
      <text:p text:style-name="P2">Introduction</text:p>
      <text:p text:style-name="P2">. <text:span text:style-name="T16">Purpose of this Document – </text:span><text:span text:style-name="T4">The purpose of this document is to provide clear overview of </text:span><text:span text:style-name="T6">MovieTalks</text:span><text:span text:style-name="T4"> project and its requirments.The project aims to create a web application </text:span><text:span text:style-name="T5">for film enthusiasts </text:span><text:span text:style-name="T4">.Where the </text:span><text:span text:style-name="T5">user </text:span><text:span text:style-name="T4"><text:s/>can </text:span><text:span text:style-name="T5">discover,rate and review films as well as interact with a community of lke-minded people.It allows users to create watchlist,log films they’ve watched .Additionally ,it offers curated lists ,film recommendations ,and the ability to follow other users to see their acitivity.</text:span></text:p>
      <text:p text:style-name="P2"><text:span text:style-name="T5"/></text:p>
      <text:p text:style-name="P2"><text:span text:style-name="T5">. </text:span><text:span text:style-name="T17">Scope – </text:span><text:span text:style-name="T18">MovieTalks</text:span><text:span text:style-name="T9"> will</text:span><text:span text:style-name="T10"> allows users to:</text:span></text:p>
      <text:p text:style-name="P2"><text:span text:style-name="T10"><text:tab/>. </text:span><text:span text:style-name="T11">Create accounts </text:span></text:p>
      <text:p text:style-name="P2"><text:span text:style-name="T10"><text:tab/>. </text:span><text:span text:style-name="T11">Search for tasks/</text:span><text:span text:style-name="T15">items</text:span><text:span text:style-name="T11"> based on title,genre,data </text:span></text:p>
      <text:p text:style-name="P11"><text:tab/>. Add new tasks/items </text:p>
      <text:p text:style-name="P11"><text:tab/>.write,edit and delete review and rating</text:p>
      <text:p text:style-name="P11"><text:tab/>.Create Watchlist </text:p>
      <text:p text:style-name="P2"><text:span text:style-name="T11"><text:tab/>.</text:span><text:span text:style-name="T12">Follow other users,view their activity and can comment on their <text:s/><text:tab/>reviews</text:span></text:p>
      <text:p text:style-name="P2"><text:span text:style-name="T9"><text:tab/>.</text:span><text:span text:style-name="T12">Discover curated lists and personlized suggestions</text:span></text:p>
      <text:p text:style-name="P2"><text:span text:style-name="T12"/></text:p>
      <text:p text:style-name="P19"><text:span text:style-name="T21">O</text:span>verview</text:p>
      <text:p text:style-name="P17">In olden days where social media and internet is not present the only way to know the review of the film is through the television .Where there was very less scope for film enthusiasts ,In today’s world there is everything in the internet I am <text:s/>creating this platform for <text:s/>film enthusiasts where they can share they’re opinion<text:span text:style-name="T22">s </text:span>to others, <text:s text:c="2"/><text:span text:style-name="T22">I’ll enable them to meet people who share common interests and passions ,chat with them through a community</text:span></text:p>
      <text:p text:style-name="P17"><text:span text:style-name="T22">and have some fun. </text:span></text:p>
      <text:p text:style-name="P19"/>
      <text:p text:style-name="P4"><text:span text:style-name="T19"/></text:p>
      <text:p text:style-name="P6">Functional Requirements</text:p>
      <text:p text:style-name="P6"/>
      <text:p text:style-name="P9">User Authentication </text:p>
      <text:p text:style-name="P9"><text:tab/>-user can signup,signin and log in using social media.</text:p>
      <text:p text:style-name="P9"><text:tab/>.-forget password and reset functionality</text:p>
      <text:p text:style-name="P12"><text:soft-page-break/>Task/Item Management</text:p>
      <text:p text:style-name="P3"><text:span text:style-name="T12"><text:tab/>-Users can add tasks/items </text:span><text:span text:style-name="T13">like movies with details like <text:tab/>description,images, and categories.</text:span></text:p>
      <text:p text:style-name="P5"><text:span text:style-name="T9">R</text:span><text:span text:style-name="T8">eview and Rating system </text:span></text:p>
      <text:p text:style-name="P13"><text:tab/>- Users can write reviews ,rate tasks/items and edit or delete <text:s/>their <text:tab/>reviews</text:p>
      <text:p text:style-name="P13"><text:tab/>-Users can rate 0-5</text:p>
      <text:p text:style-name="P13">Watchlist</text:p>
      <text:p text:style-name="P13"><text:tab/>- User can create and manage a watch or tasklist</text:p>
      <text:p text:style-name="P13">Social features</text:p>
      <text:p text:style-name="P13"><text:tab/>-Users can follow others and view their activity</text:p>
      <text:p text:style-name="P13">Recommendations </text:p>
      <text:p text:style-name="P13"><text:tab/>-Suggest similar tasks based on user preferences or genre</text:p>
      <text:p text:style-name="P5"><text:span text:style-name="T8"/></text:p>
      <text:p text:style-name="P13">Curated Lists</text:p>
      <text:p text:style-name="P13"><text:tab/>-Featured lists cureated by the website or users highlighting specific <text:tab/>themes or catagories</text:p>
      <text:p text:style-name="P5"><text:span text:style-name="T8"/></text:p>
      <text:p text:style-name="P7">Non-Functional Requirements </text:p>
      <text:p text:style-name="P7"><text:tab/><text:span text:style-name="T8">-Performance :The website should load </text:span><text:span text:style-name="T14">pages within seconds for a <text:tab/>smooth user experience</text:span></text:p>
      <text:p text:style-name="P14"><text:tab/>-Scalability:The website should support multiple active users </text:p>
      <text:p text:style-name="P14"><text:tab/>-Security:User personal data must be secured.</text:p>
      <text:p text:style-name="P14"><text:tab/>-Usability:The interface should be accessible to all users</text:p>
      <text:p text:style-name="P7"><text:span text:style-name="T14"/></text:p>
      <text:p text:style-name="P8">Design Guidelines </text:p>
      <text:p text:style-name="P8"><text:tab/><text:span text:style-name="T7">UI Design : Keep the interface simple and focused <text:s/>on <text:s/>being <text:s/>easy to <text:tab/><text:tab/>use rather than overly fancy</text:span></text:p>
      <text:p text:style-name="P8"><text:span text:style-name="T7"><text:tab/>Consistency : Use the same colors throughout the website to make it <text:tab/><text:tab/>look uniform</text:span></text:p>
      <text:p text:style-name="P8"><text:span text:style-name="T7"><text:tab/>Navigation:Make the menu easy to understand and clearly label all <text:s/><text:tab/><text:tab/>options</text:span></text:p>
      <text:p text:style-name="P8"><text:span text:style-name="T4"><text:tab/></text:span><text:span text:style-name="T7">Technology Stack:Use express.js as the backend framework and <text:tab/><text:tab/><text:tab/>next,js as the frontend framework for enhanced performance <text:tab/><text:tab/>and <text:tab/>scalibil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0:33:37.288293806</meta:creation-date>
    <dc:date>2024-11-26T09:41:27.129355828</dc:date>
    <meta:editing-duration>PT31M59S</meta:editing-duration>
    <meta:editing-cycles>4</meta:editing-cycles>
    <meta:generator>LibreOffice/24.2.6.2$Linux_X86_64 LibreOffice_project/420$Build-2</meta:generator>
    <meta:document-statistic meta:table-count="0" meta:image-count="0" meta:object-count="0" meta:page-count="3" meta:paragraph-count="45" meta:word-count="408" meta:character-count="2761" meta:non-whitespace-character-count="2296"/>
  </office:meta>
</office:document-meta>
</file>